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ush/peek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11 Sheet1.D2:Sheet1.D2 Sheet1.D3:Sheet1.D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2</text:p>
          </table:table-cell>
          <table:table-cell office:value-type="string" calcext:value-type="string">
            <text:p>addon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/array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</text:p>
          </table:table-cell>
          <table:table-cell office:value-type="float" office:value="394" calcext:value-type="float">
            <text:p>39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/array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3762" calcext:value-type="float">
            <text:p>376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/array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00/00/00</text:date>, <text:time style:data-style-name="N2" text:time-value="01:31:21.343782018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10T01:33:20.435434316</dc:date>
    <meta:generator>LibreOffice/6.0.6.1$Linux_X86_64 LibreOffice_project/00$Build-1</meta:generator>
    <meta:editing-duration>PT37M25S</meta:editing-duration>
    <meta:editing-cycles>26</meta:editing-cycles>
    <meta:document-statistic meta:table-count="1" meta:cell-count="22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9.261cm" svg:y="0.359cm" chart:style-name="ch2">
          <text:p>stack push/peek</text:p>
        </chart:title>
        <chart:legend chart:legend-position="bottom" svg:x="10.608cm" svg:y="10.65cm" style:legend-expansion="wide" chart:style-name="ch3"/>
        <chart:plot-area chart:style-name="ch4" table:cell-range-address="Sheet1.B2:Sheet1.D11" chart:data-source-has-labels="both" svg:x="1.647cm" svg:y="1.513cm" svg:width="20.958cm" svg:height="7.574cm">
          <chartooo:coordinate-region svg:x="4.258cm" svg:y="1.932cm" svg:width="18.028cm" svg:height="7.155cm"/>
          <chart:axis chart:dimension="x" chart:name="primary-x" chart:style-name="ch5" chartooo:axis-type="auto">
            <chartooo:date-scale/>
            <chart:title svg:x="0.389cm" svg:y="6.044cm" chart:style-name="ch6">
              <text:p>N</text:p>
            </chart:title>
            <chart:categories table:cell-range-address="Sheet1.B3:Sheet1.C11"/>
          </chart:axis>
          <chart:axis chart:dimension="y" chart:name="primary-y" chart:style-name="ch7">
            <chart:title svg:x="16.994cm" svg:y="0.556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1" chart:label-cell-address="Sheet1.D2:Sheet1.D2" chart:class="chart:bar">
            <chart:data-point chart:repeated="4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/peek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2 addon</text:p>
                <text:list>
                  <text:list-item>
                    <text:p>1e2</text:p>
                  </text:list-item>
                  <text:list-item>
                    <text:p>addon</text:p>
                  </text:list-item>
                </text:list>
                <draw:g>
                  <svg:desc>Sheet1.B3:Sheet1.C11</svg:desc>
                </draw:g>
              </table:table-cell>
              <table:table-cell office:value-type="float" office:value="49">
                <text:p>49</text:p>
                <draw:g>
                  <svg:desc>Sheet1.D3:Sheet1.D11</svg:desc>
                </draw:g>
              </table:table-cell>
            </table:table-row>
            <table:table-row>
              <table:table-cell office:value-type="string">
                <text:p>1e2 node/array</text:p>
                <text:list>
                  <text:list-item>
                    <text:p/>
                  </text:list-item>
                  <text:list-item>
                    <text:p>node/array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e2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e3 addon</text:p>
                <text:list>
                  <text:list-item>
                    <text:p>1e3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e3 node/array</text:p>
                <text:list>
                  <text:list-item>
                    <text:p/>
                  </text:list-item>
                  <text:list-item>
                    <text:p>node/array</text:p>
                  </text:list-item>
                </text:list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e3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1e4 node/array</text:p>
                <text:list>
                  <text:list-item>
                    <text:p/>
                  </text:list-item>
                  <text:list-item>
                    <text:p>node/array</text:p>
                  </text:list-item>
                </text:list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e4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